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2436C000016970000186B3150B9D20B82A469.emf" manifest:media-type="image/x-emf"/>
  <manifest:file-entry manifest:full-path="Pictures/10000201000000DB000000ECA5D6C6BAEE7475A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, 'MS Gothic'" style:font-family-generic="modern"/>
    <style:font-face style:name="Lohit Hindi" svg:font-family="'Lohit Hindi'" style:font-family-generic="modern"/>
    <style:font-face style:name="LiberationSerif-Regular" svg:font-family="LiberationSerif-Regular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_20__28_Web_29_">
      <style:text-properties style:font-name="Calibri" fo:font-size="10pt" style:font-name-asian="LiberationSerif-Regular" style:font-size-asian="10pt" style:language-asian="ar" style:country-asian="SA" style:font-name-complex="Calibri" style:font-size-complex="10pt"/>
    </style:style>
    <style:style style:name="P2" style:family="paragraph" style:parent-style-name="Normal_20__28_Web_29_">
      <style:paragraph-properties fo:margin-top="0.494cm" fo:margin-bottom="0cm" loext:contextual-spacing="false"/>
    </style:style>
    <style:style style:name="P3" style:family="paragraph" style:parent-style-name="Normal_20__28_Web_29_">
      <style:paragraph-properties fo:margin-top="0.494cm" fo:margin-bottom="0cm" loext:contextual-spacing="false"/>
      <style:text-properties style:font-name="Calibri" fo:font-size="10pt" fo:font-style="italic" style:font-name-asian="LiberationSerif-Regular" style:font-size-asian="10pt" style:font-style-asian="italic" style:font-name-complex="Calibri" style:font-size-complex="10pt"/>
    </style:style>
    <style:style style:name="P4" style:family="paragraph" style:parent-style-name="Normal_20__28_Web_29_">
      <style:paragraph-properties fo:margin-top="0.494cm" fo:margin-bottom="0cm" loext:contextual-spacing="false"/>
      <style:text-properties style:font-name="Calibri" fo:font-size="10pt" fo:font-weight="bold" style:font-name-asian="LiberationSerif-Regular" style:font-size-asian="10pt" style:language-asian="ar" style:country-asian="SA" style:font-weight-asian="bold" style:font-name-complex="Calibri" style:font-size-complex="10pt" style:font-weight-complex="bold"/>
    </style:style>
    <style:style style:name="P5" style:family="paragraph" style:parent-style-name="Normal_20__28_Web_29_">
      <style:paragraph-properties fo:margin-top="0.494cm" fo:margin-bottom="0cm" loext:contextual-spacing="false"/>
      <style:text-properties style:font-name="Calibri" fo:font-size="10pt" style:font-name-asian="Calibri" style:font-size-asian="10pt" style:language-asian="ar" style:country-asian="SA" style:font-name-complex="Calibri" style:font-size-complex="10pt"/>
    </style:style>
    <style:style style:name="P6" style:family="paragraph" style:parent-style-name="HTML_20_con_20_formato_20_previo">
      <style:paragraph-properties fo:margin-top="0cm" fo:margin-bottom="0.501cm" loext:contextual-spacing="false"/>
    </style:style>
    <style:style style:name="P7" style:family="paragraph" style:parent-style-name="HTML_20_con_20_formato_20_previo">
      <style:paragraph-properties fo:margin-top="0cm" fo:margin-bottom="0.501cm" loext:contextual-spacing="false"/>
      <style:text-properties style:font-name="Calibri" style:font-name-asian="Droid Sans Mono" style:font-name-complex="Calibri"/>
    </style:style>
    <style:style style:name="P8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</style:style>
    <style:style style:name="P9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font-size="9pt" style:font-size-asian="9pt" style:font-size-complex="9pt"/>
    </style:style>
    <style:style style:name="P10" style:family="paragraph" style:parent-style-name="Standard">
      <style:text-properties fo:font-size="10pt" fo:font-style="italic" style:font-size-asian="10pt" style:font-style-asian="italic" style:font-size-complex="10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style:font-name="Calibri" fo:font-size="10pt" fo:language="en" fo:country="US" style:font-size-asian="10pt" style:font-name-complex="Calibri" style:font-size-complex="10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style:font-name="Calibri" fo:font-size="10pt" fo:background-color="#fff200" style:font-size-asian="10pt" style:font-name-complex="Calibri" style:font-size-complex="10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style:font-name="Calibri" fo:font-size="10pt" style:font-name-asian="Calibri" style:font-size-asian="10pt" style:font-name-complex="Calibri" style:font-size-complex="10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style:font-name="Calibri" fo:font-size="10pt" style:font-size-asian="10pt" style:font-name-complex="Calibri" style:font-size-complex="10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style:font-name="Calibri" fo:font-size="10pt" style:font-size-asian="10pt" style:language-asian="es" style:country-asian="ES" style:font-name-complex="Calibri" style:font-size-complex="10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style:font-name="Calibri" fo:font-size="10pt" fo:language="en" fo:country="US" style:font-size-asian="10pt" style:font-name-complex="Calibri" style:font-size-complex="10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style:font-name="Calibri" fo:font-size="10pt" fo:language="en" fo:country="US" style:font-name-asian="LiberationSerif-Regular" style:font-size-asian="10pt" style:language-asian="ar" style:country-asian="SA" style:font-name-complex="Calibri" style:font-size-complex="10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style:font-name="Calibri" fo:font-size="10pt" fo:language="en" fo:country="US" fo:background-color="#fff200" style:font-size-asian="10pt" style:font-name-complex="Calibri" style:font-size-complex="10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background-color="#fff200"/>
    </style:style>
    <style:style style:name="P21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background-color="#fff200"/>
    </style:style>
    <style:style style:name="P22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background-color="transparent"/>
    </style:style>
    <style:style style:name="P23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</style:style>
    <style:style style:name="P24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fo:font-weight="bold" style:font-name-asian="Arial" style:font-size-asian="9pt" style:font-weight-asian="bold" style:font-name-complex="Arial" style:font-size-complex="9pt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color="#000000" style:font-name="Calibri" fo:font-size="10pt" style:font-size-asian="10pt" style:font-name-complex="Calibri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color="#000000" style:font-name="Calibri" fo:font-size="10pt" officeooo:rsid="00147682" officeooo:paragraph-rsid="00147682" style:font-size-asian="10pt" style:font-name-complex="Calibri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color="#000000" style:font-name="Calibri" fo:font-size="10pt" fo:language="en" fo:country="US" style:font-size-asian="10pt" style:font-name-complex="Calibri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color="#000000" style:font-name="Calibri" fo:font-size="10pt" fo:language="en" fo:country="US" fo:background-color="#fff200" style:font-size-asian="10pt" style:font-name-complex="Calibri" style:font-size-complex="10pt"/>
    </style:style>
    <style:style style:name="P29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30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style:font-name="Calibri" fo:font-size="10pt" style:font-name-asian="Calibri" style:font-size-asian="10pt" style:font-name-complex="Calibri" style:font-size-complex="10pt"/>
    </style:style>
    <style:style style:name="P31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style:font-name="Calibri" fo:font-size="10pt" style:font-name-asian="LiberationSerif-Regular" style:font-size-asian="10pt" style:font-name-complex="Calibri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style:font-name="Calibri" fo:font-size="10pt" fo:language="de" fo:country="DE" style:font-name-asian="LiberationSerif-Regular" style:font-size-asian="10pt" style:language-asian="es" style:country-asian="ES" style:font-name-complex="Calibri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style:font-name="Calibri" fo:font-size="10pt" fo:language="en" fo:country="US" style:font-name-asian="LiberationSerif-Regular" style:font-size-asian="10pt" style:language-asian="ar" style:country-asian="SA" style:font-name-complex="Calibri" style:font-size-complex="10pt"/>
    </style:style>
    <style:style style:name="P34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style:font-name="Calibri" fo:font-size="10pt" fo:language="en" fo:country="US" style:font-name-asian="LiberationSerif-Regular" style:font-size-asian="10pt" style:font-name-complex="Calibri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style:font-name="Calibri" fo:font-size="10pt" fo:background-color="#fff200" style:font-size-asian="10pt" style:font-name-complex="Calibri" style:font-size-complex="10pt"/>
    </style:style>
    <style:style style:name="P36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style:font-name="Calibri" fo:font-size="10pt" fo:background-color="#fff200" style:font-name-asian="LiberationSerif-Regular" style:font-size-asian="10pt" style:font-name-complex="Calibri" style:font-size-complex="10pt"/>
    </style:style>
    <style:style style:name="P37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background-color="#fff200"/>
    </style:style>
    <style:style style:name="P38" style:family="paragraph" style:parent-style-name="Standard" style:master-page-name="Standard">
      <style:paragraph-properties style:page-number="auto">
        <style:tab-stops>
          <style:tab-stop style:position="8.855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font-weight="bold" style:font-name-asian="LiberationSerif-Regular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font-weight="bold" style:font-name-asian="LiberationSerif-Regular" style:font-size-asian="10pt" style:language-asian="ar" style:country-asian="SA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style:font-size-asian="10pt" style:font-name-complex="Calibri" style:font-size-complex="10pt"/>
    </style:style>
    <style:style style:name="T8" style:family="text">
      <style:text-properties style:font-name="Calibri" fo:font-size="10pt" style:font-size-asian="10pt" style:language-asian="ar" style:country-asian="SA" style:font-name-complex="Calibri" style:font-size-complex="10pt"/>
    </style:style>
    <style:style style:name="T9" style:family="text">
      <style:text-properties style:font-name="Calibri" fo:font-size="10pt" style:font-name-asian="LiberationSerif-Regular" style:font-size-asian="10pt" style:font-name-complex="Calibri" style:font-size-complex="10pt"/>
    </style:style>
    <style:style style:name="T10" style:family="text">
      <style:text-properties style:font-name="Calibri" fo:font-size="10pt" style:font-name-asian="LiberationSerif-Regular" style:font-size-asian="10pt" style:language-asian="ar" style:country-asian="SA" style:font-name-complex="Calibri" style:font-size-complex="10pt"/>
    </style:style>
    <style:style style:name="T11" style:family="text">
      <style:text-properties style:font-name="Calibri" fo:font-size="10pt" style:font-name-asian="Calibri" style:font-size-asian="10pt" style:font-name-complex="Calibri" style:font-size-complex="10pt"/>
    </style:style>
    <style:style style:name="T12" style:family="text">
      <style:text-properties style:font-name="Calibri" fo:font-size="10pt" fo:language="en" fo:country="US" style:font-size-asian="10pt" style:font-name-complex="Calibri" style:font-size-complex="10pt"/>
    </style:style>
    <style:style style:name="T13" style:family="text">
      <style:text-properties style:font-name="Calibri" fo:font-size="10pt" fo:language="en" fo:country="US" style:font-name-asian="Calibri" style:font-size-asian="10pt" style:font-name-complex="Calibri" style:font-size-complex="10pt"/>
    </style:style>
    <style:style style:name="T14" style:family="text">
      <style:text-properties style:font-name="Calibri" fo:font-size="10pt" fo:language="en" fo:country="US" style:font-name-asian="LiberationSerif-Regular" style:font-size-asian="10pt" style:font-name-complex="Calibri" style:font-size-complex="10pt"/>
    </style:style>
    <style:style style:name="T15" style:family="text">
      <style:text-properties style:font-name="Calibri" fo:font-size="10pt" fo:language="en" fo:country="US" fo:font-weight="bold" style:font-name-asian="LiberationSerif-Regular" style:font-size-asian="10pt" style:font-weight-asian="bold" style:font-name-complex="Calibri" style:font-size-complex="10pt" style:font-weight-complex="bold"/>
    </style:style>
    <style:style style:name="T16" style:family="text">
      <style:text-properties style:font-name="Calibri" fo:font-size="10pt" fo:language="en" fo:country="US" fo:background-color="#fff200" loext:char-shading-value="0" style:font-name-asian="Calibri" style:font-size-asian="10pt" style:font-name-complex="Calibri" style:font-size-complex="10pt"/>
    </style:style>
    <style:style style:name="T17" style:family="text">
      <style:text-properties style:font-name="Calibri" fo:font-size="10pt" fo:language="de" fo:country="DE" style:font-size-asian="10pt" style:language-asian="es" style:country-asian="ES" style:font-name-complex="Calibri" style:font-size-complex="10pt"/>
    </style:style>
    <style:style style:name="T18" style:family="text">
      <style:text-properties style:font-name="Calibri" fo:font-size="10pt" style:font-name-asian="Droid Sans Mono" style:font-size-asian="10pt" style:font-name-complex="Calibri" style:font-size-complex="10pt"/>
    </style:style>
    <style:style style:name="T19" style:family="text">
      <style:text-properties style:font-name="Calibri" fo:font-size="10pt" fo:font-style="italic" style:font-size-asian="10pt" style:font-style-asian="italic" style:font-name-complex="Calibri" style:font-size-complex="10pt"/>
    </style:style>
    <style:style style:name="T20" style:family="text">
      <style:text-properties style:font-name="Calibri" fo:font-size="10pt" fo:background-color="#fff200" loext:char-shading-value="0" style:font-size-asian="10pt" style:font-name-complex="Calibri" style:font-size-complex="10pt"/>
    </style:style>
    <style:style style:name="T21" style:family="text">
      <style:text-properties style:font-name="Calibri" fo:font-size="10pt" fo:background-color="#fff200" loext:char-shading-value="0" style:font-name-asian="LiberationSerif-Regular" style:font-size-asian="10pt" style:font-name-complex="Calibri" style:font-size-complex="10pt"/>
    </style:style>
    <style:style style:name="T22" style:family="text">
      <style:text-properties style:font-name="Calibri" fo:font-size="10pt" fo:background-color="#fff200" loext:char-shading-value="0" style:font-name-asian="LiberationSerif-Regular" style:font-size-asian="10pt" style:font-name-complex="Calibri" style:font-size-complex="10pt"/>
    </style:style>
    <style:style style:name="T23" style:family="text">
      <style:text-properties style:font-name="Calibri" style:font-name-asian="Droid Sans Mono" style:font-name-complex="Calibri"/>
    </style:style>
    <style:style style:name="T24" style:family="text">
      <style:text-properties style:font-name-asian="LiberationSerif-Regular"/>
    </style:style>
    <style:style style:name="T25" style:family="text">
      <style:text-properties style:font-name-asian="Calibri"/>
    </style:style>
    <style:style style:name="T26" style:family="text">
      <style:text-properties fo:color="#000000"/>
    </style:style>
    <style:style style:name="T27" style:family="text">
      <style:text-properties fo:color="#000000" style:font-name="Calibri" fo:font-size="10pt" style:font-size-asian="10pt" style:font-name-complex="Calibri" style:font-size-complex="10pt"/>
    </style:style>
    <style:style style:name="T28" style:family="text">
      <style:text-properties fo:color="#000000" style:font-name="Calibri" fo:font-size="10pt" style:font-size-asian="10pt" style:language-asian="es" style:country-asian="ES" style:font-name-complex="Calibri" style:font-size-complex="10pt"/>
    </style:style>
    <style:style style:name="T29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30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31" style:family="text">
      <style:text-properties fo:color="#000000" style:font-name="Calibri" fo:font-size="10pt" fo:language="en" fo:country="US" style:font-name-asian="LiberationSerif-Regular" style:font-size-asian="10pt" style:font-name-complex="Calibri" style:font-size-complex="10pt"/>
    </style:style>
    <style:style style:name="T32" style:family="text">
      <style:text-properties fo:color="#000000" style:font-name="Calibri" fo:font-size="10pt" fo:language="en" fo:country="US" style:font-name-asian="Calibri" style:font-size-asian="10pt" style:font-name-complex="Calibri" style:font-size-complex="10pt"/>
    </style:style>
    <style:style style:name="T33" style:family="text">
      <style:text-properties fo:color="#000000" style:font-name="Calibri" fo:font-size="10pt" fo:language="en" fo:country="US" fo:font-weight="bold" style:font-name-asian="LiberationSerif-Regular" style:font-size-asian="10pt" style:font-weight-asian="bold" style:font-name-complex="Calibri" style:font-size-complex="10pt" style:font-weight-complex="bold"/>
    </style:style>
    <style:style style:name="T34" style:family="text">
      <style:text-properties fo:color="#000000" style:font-name="Calibri" fo:font-size="10pt" style:font-name-asian="LiberationSerif-Regular" style:font-size-asian="10pt" style:font-name-complex="Calibri" style:font-size-complex="10pt"/>
    </style:style>
    <style:style style:name="T35" style:family="text">
      <style:text-properties fo:color="#000000" style:font-name="Calibri" fo:font-size="10pt" style:letter-kerning="true" style:font-size-asian="10pt" style:language-asian="es" style:country-asian="ES" style:font-name-complex="Calibri" style:font-size-complex="10pt"/>
    </style:style>
    <style:style style:name="T36" style:family="text">
      <style:text-properties fo:color="#000000" style:font-name="Calibri" fo:font-size="10pt" fo:background-color="#fff200" loext:char-shading-value="0" style:font-name-asian="Calibri" style:font-size-asian="10pt" style:font-name-complex="Calibri" style:font-size-complex="10pt"/>
    </style:style>
    <style:style style:name="T37" style:family="text">
      <style:text-properties fo:color="#000000" style:font-name="Calibri" fo:font-size="10pt" fo:background-color="#fff200" loext:char-shading-value="0" style:font-name-asian="Calibri" style:font-size-asian="10pt" style:font-name-complex="Calibri" style:font-size-complex="10pt"/>
    </style:style>
    <style:style style:name="T38" style:family="text">
      <style:text-properties fo:color="#000000" style:font-name="Calibri" fo:font-size="10pt" fo:background-color="#fff200" loext:char-shading-value="0" style:font-size-asian="10pt" style:font-name-complex="Calibri" style:font-size-complex="10pt"/>
    </style:style>
    <style:style style:name="T39" style:family="text">
      <style:text-properties fo:color="#000000" style:font-name="Calibri" fo:font-size="10pt" fo:background-color="#fff200" loext:char-shading-value="0" style:font-size-asian="10pt" style:font-name-complex="Calibri" style:font-size-complex="10pt"/>
    </style:style>
    <style:style style:name="T40" style:family="text">
      <style:text-properties fo:color="#000000" style:font-name="Calibri" style:font-name-asian="Droid Sans Mono" style:font-name-complex="Calibri"/>
    </style:style>
    <style:style style:name="T41" style:family="text">
      <style:text-properties fo:color="#0000ff"/>
    </style:style>
    <style:style style:name="T42" style:family="text">
      <style:text-properties fo:font-size="14pt" fo:font-weight="bold" style:font-size-asian="14pt" style:font-weight-asian="bold" style:font-size-complex="14pt"/>
    </style:style>
    <style:style style:name="T43" style:family="text">
      <style:text-properties fo:font-size="14pt" fo:font-weight="bold" style:font-name-asian="Arial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9"/>
      <text:p text:style-name="P24"><text:s text:c="5"/></text:p>
      <text:p text:style-name="P23"><text:span text:style-name="T6"><text:s text:c="7"/></text:span><text:span text:style-name="T4">Pregunta 1. <text:s/></text:span><text:span text:style-name="T9">Si nos proporcionan la siguiente lista</text:span></text:p>
      <text:p text:style-name="P23"><text:span text:style-name="T9"><text:tab/> <text:s text:c="16"/></text:span><text:span text:style-name="T4"><text:s text:c="4"/>Nuevo = ["5.6",5.0, [“aso”,"iso"], [10,5],"di"]</text:span></text:p>
      <text:p text:style-name="P23"><text:span text:style-name="T4"><text:tab/> <text:s text:c="2"/></text:span><text:span text:style-name="T9"><text:s text:c="2"/>Lanzamos print (nuevo [-1: -1:2]) Indica que aparecerá en pantalla<text:tab/></text:span></text:p>
      <text:p text:style-name="P14"><text:s text:c="3"/></text:p>
      <text:p text:style-name="P26">devuelve nada</text:p>
      <text:p text:style-name="P26"/>
      <text:p text:style-name="P25"/>
      <text:p text:style-name="P8"><text:span text:style-name="T3">Pregunta2. Indica que tipo de arquitectura cumple Postgres</text:span></text:p>
      <text:p text:style-name="P8"><text:span text:style-name="T6"><text:s text:c="2"/></text:span><text:span text:style-name="T11"><text:s/></text:span><text:span text:style-name="T7">a) Peer-to-peer</text:span></text:p>
      <text:p text:style-name="P8"><text:span text:style-name="T11"><text:s text:c="3"/></text:span><text:span text:style-name="T7">b) Servidor</text:span></text:p>
      <text:p text:style-name="P20"><text:span text:style-name="T11"><text:s text:c="3"/></text:span><text:span text:style-name="T7">c) Cliente-servidor</text:span></text:p>
      <text:p text:style-name="P23"><text:span text:style-name="T11"><text:s text:c="10"/></text:span><text:span text:style-name="T7">d) Ninguna de las anteriores</text:span></text:p>
      <text:p text:style-name="P11"/>
      <text:p text:style-name="P8"><text:span text:style-name="T3">Pregunta3. </text:span><text:span text:style-name="T7"><text:s/>De los siguientes comandos ¿cuál nos va permitir el contenido de las tablas?</text:span></text:p>
      <text:p text:style-name="P8"><text:span text:style-name="T29"><text:s text:c="3"/></text:span><text:span text:style-name="T30">a) \d </text:span></text:p>
      <text:p text:style-name="P12"><text:span text:style-name="T25"><text:s text:c="3"/></text:span>b) <text:s/>\l</text:p>
      <text:p text:style-name="P8"><text:span text:style-name="T13"><text:s text:c="3"/></text:span><text:span text:style-name="T12">c) \c</text:span></text:p>
      <text:p text:style-name="P23"><text:span text:style-name="T13"><text:s text:c="5"/></text:span><text:span text:style-name="T16"><text:s text:c="5"/></text:span><text:span text:style-name="T20">d) ninguna de las anteriores</text:span></text:p>
      <text:p text:style-name="P11"/>
      <text:p text:style-name="P8"><text:span text:style-name="T3">Pregunta4. </text:span><text:span text:style-name="T7"><text:s/>Indica de las siguientes opciones cual es la que debe aparecer en postgres si todo está o está esperando una orden</text:span></text:p>
      <text:p text:style-name="P11"/>
      <text:p text:style-name="P16">a) “#</text:p>
      <text:p text:style-name="P22"><text:span text:style-name="T28">b) -# </text:span></text:p>
      <text:p text:style-name="P8"><text:span text:style-name="T28">c) ‘#</text:span></text:p>
      <text:p text:style-name="P21"><text:span text:style-name="T28">d) =#</text:span></text:p>
      <text:p text:style-name="P16"/>
      <text:p text:style-name="Normal_20__28_Web_29_"><text:span text:style-name="T3">Pregunta5. </text:span><text:span text:style-name="T7"><text:s/></text:span><text:span text:style-name="T8">Guarda los resultados de una consulta en un archivo</text:span></text:p>
      <text:p text:style-name="P15"><text:span text:style-name="T25"><text:s text:c="3"/></text:span>a) \e hola.sql</text:p>
      <text:p text:style-name="P11"><text:span text:style-name="T25"><text:s text:c="3"/></text:span>b) <text:s/>\u hola.sql</text:p>
      <text:p text:style-name="P13"><text:span text:style-name="T25"><text:s text:c="3"/></text:span>c) \o hola.sql</text:p>
      <text:p text:style-name="P23"><text:span text:style-name="T11"><text:s text:c="10"/></text:span><text:span text:style-name="T7">d) \i hola.sql</text:span></text:p>
      <text:p text:style-name="P29"/>
      <text:p text:style-name="P30"><text:s text:c="6"/></text:p>
      <text:p text:style-name="P23"><text:span text:style-name="T4"><text:tab/>Pregunta6. <text:s/></text:span><text:span text:style-name="T9">Si nos proporcionan la siguiente lista</text:span></text:p>
      <text:p text:style-name="P23"><text:span text:style-name="T9"><text:tab/> <text:s text:c="16"/></text:span><text:span text:style-name="T4"><text:s text:c="5"/>Examen = ["SGE",5.0, [“DI”,"AD"],10,"EXAMEN"]</text:span></text:p>
      <text:p text:style-name="P23"><text:span text:style-name="T4"><text:tab/> <text:s text:c="2"/></text:span><text:span text:style-name="T9"><text:s text:c="2"/>Lanzamos print (Examen [1:3:2]) Indica que aparecerá en pantalla<text:tab/></text:span></text:p>
      <text:p text:style-name="P8"><text:span text:style-name="T29"><text:s text:c="3"/></text:span><text:span text:style-name="T30">a) </text:span><text:span text:style-name="T31">SGE, 10</text:span></text:p>
      <text:p text:style-name="P8"><text:span text:style-name="T13"><text:s text:c="3"/></text:span><text:span text:style-name="T12">b) </text:span><text:span text:style-name="T14">SGE, [DI, AD]</text:span></text:p>
      <text:p text:style-name="P8"><text:span text:style-name="T13"><text:s text:c="3"/></text:span><text:span text:style-name="T7">c) </text:span><text:span text:style-name="T9">SGE, EXAMEN</text:span></text:p>
      <text:p text:style-name="P35"><text:span text:style-name="T25"><text:s text:c="10"/></text:span><text:span text:style-name="T24">d) Ninguna de las anteriores</text:span></text:p>
      <text:p text:style-name="P36"><text:tab/></text:p>
      <text:p text:style-name="P32"/>
      <text:p text:style-name="P31"/>
      <text:p text:style-name="P23"><text:span text:style-name="T9"><text:tab/></text:span><text:span text:style-name="T4">Pregunta7. </text:span><text:span text:style-name="T9"><text:s/>Nos dan la cadena siguiente: cadena=” Hola”. Indica que nos devuelve cadena. isalpha ()</text:span></text:p>
      <text:p text:style-name="P23"><text:span text:style-name="T4"><text:tab/> <text:s/></text:span><text:span text:style-name="T9"><text:tab/></text:span></text:p>
      <text:p text:style-name="P8"><text:span text:style-name="T29"><text:s/></text:span><text:span text:style-name="T37"><text:s text:c="2"/></text:span><text:span text:style-name="T39">a) </text:span><text:span text:style-name="T22">Nos devuelve true si todos los caracteres son alfanuméricos</text:span></text:p>
      <text:p text:style-name="P8"><text:span text:style-name="T11"><text:s text:c="3"/></text:span><text:span text:style-name="T7">b) </text:span><text:span text:style-name="T9">Nos devuelve true si todos los caracteres son alfabéticos </text:span></text:p>
      <text:p text:style-name="P8"><text:span text:style-name="T11"><text:s text:c="3"/></text:span><text:span text:style-name="T7">c) </text:span><text:span text:style-name="T9">Nos devuelve true si todos los caracteres son dígitos</text:span></text:p>
      <text:p text:style-name="P23"><text:soft-page-break/><text:span text:style-name="T11"><text:s text:c="10"/></text:span><text:span text:style-name="T9">d) Ninguna de las anteriores</text:span></text:p>
      <text:p text:style-name="P31"/>
      <text:p text:style-name="P29"/>
      <text:p text:style-name="P29"/>
      <text:p text:style-name="P29"/>
      <text:p text:style-name="P23"><text:span text:style-name="T9"><text:tab/></text:span><text:span text:style-name="T4">Pregunta8. </text:span><text:span text:style-name="T9"><text:s/>Si nos proporcionan el siguiente diccionario <text:s text:c="2"/>indica cual será el resultado de lanzar la siguiente función:</text:span></text:p>
      <text:p text:style-name="P23"><text:span text:style-name="T9"><text:tab/> <text:s text:c="16"/></text:span><text:span text:style-name="T4"><text:s text:c="5"/>Empleados ={'emp1':'Pepe','emp2':'Sara','emp3':'Miguel'}</text:span></text:p>
      <text:p text:style-name="P23"><text:span text:style-name="T4"><text:tab/></text:span><text:span text:style-name="T15"> <text:s text:c="2"/></text:span><text:span text:style-name="T14"><text:s text:c="2"/></text:span><text:span text:style-name="Texto_20_fuente"><text:span text:style-name="T14">print Empleados.has_key(“Sara")</text:span></text:span></text:p>
      <text:p text:style-name="P23"><text:span text:style-name="Texto_20_fuente"><text:span text:style-name="T14"/></text:span></text:p>
      <text:p text:style-name="P8"><text:span text:style-name="T32"><text:s text:c="3"/></text:span><text:span text:style-name="T27">a) </text:span><text:span text:style-name="T34">Devuelve la lista de los valores: Pepe,Sara,Miguel</text:span></text:p>
      <text:p text:style-name="P8"><text:span text:style-name="T11"><text:s text:c="3"/></text:span><text:span text:style-name="T7">b) </text:span><text:span text:style-name="T9">Devuelve la lista de las claves a partir del introducido: emp2 y emp3</text:span></text:p>
      <text:p text:style-name="P8"><text:span text:style-name="T11"><text:s text:c="3"/></text:span><text:span text:style-name="T7">c)</text:span><text:span text:style-name="T3"> </text:span><text:span text:style-name="T9">devuelve True por que encuentra la clave </text:span></text:p>
      <text:p text:style-name="P23"><text:span text:style-name="T11"><text:s text:c="2"/></text:span><text:span text:style-name="T9"><text:tab/></text:span><text:span text:style-name="T22"> <text:s text:c="2"/>d) Ninguna de las anteriores <text:s/></text:span></text:p>
      <text:p text:style-name="P30"><text:s text:c="7"/></text:p>
      <text:p text:style-name="P23"><text:span text:style-name="T4"><text:tab/>Pregunta9. Indica que opción es cierta con respecto a las tuplas</text:span></text:p>
      <text:p text:style-name="P31"><text:tab/></text:p>
      <text:p text:style-name="P23"><text:span text:style-name="T9"><text:tab/></text:span><text:span text:style-name="T34"> <text:s text:c="2"/>a) se pueden usar como índices en diccionarios </text:span></text:p>
      <text:p text:style-name="P8"><text:span text:style-name="T11"><text:s text:c="3"/></text:span><text:span text:style-name="T7">b) Son más rápidas que las listas </text:span></text:p>
      <text:p text:style-name="P8"><text:span text:style-name="T11"><text:s text:c="3"/></text:span><text:span text:style-name="T7">c)</text:span><text:span text:style-name="T3"> </text:span><text:span text:style-name="T7">Las tuplas pueden convertirse en listas </text:span></text:p>
      <text:p text:style-name="P37"><text:span text:style-name="T11"><text:s text:c="2"/></text:span><text:span text:style-name="T9"><text:tab/> <text:s text:c="2"/>d) Todas son correctas</text:span></text:p>
      <text:p text:style-name="P31"><text:tab/></text:p>
      <text:p text:style-name="P2"><text:span text:style-name="T4">Pregunta10</text:span><text:span text:style-name="T5">. <text:s/>Que comando de diccionarios estamos definiendo: “</text:span><text:span text:style-name="T10">Modifica el diccionario actual agregando los elementos, si una clave está repetida se modifica su valor.”</text:span></text:p>
      <text:p text:style-name="P33"/>
      <text:p text:style-name="P34"><text:tab/></text:p>
      <text:p text:style-name="P8"><text:span text:style-name="T32"><text:s text:c="3"/></text:span><text:span text:style-name="T27">a) </text:span><text:span text:style-name="T34">sort</text:span></text:p>
      <text:p text:style-name="P8"><text:span text:style-name="T11"><text:s text:c="3"/></text:span><text:span text:style-name="T7">b) </text:span><text:span text:style-name="T9">copy</text:span></text:p>
      <text:p text:style-name="P21"><text:span text:style-name="T6"><text:s text:c="2"/></text:span><text:span text:style-name="T11"><text:s/></text:span><text:span text:style-name="T7">c) </text:span><text:span text:style-name="T9">update</text:span></text:p>
      <text:p text:style-name="P23"><text:span text:style-name="T11"><text:s text:c="10"/></text:span><text:span text:style-name="T9">d) get</text:span></text:p>
      <text:p text:style-name="P31"/>
      <text:p text:style-name="Normal_20__28_Web_29_"><text:span text:style-name="T5">Pregunta 11.</text:span><text:span text:style-name="T9"> <text:s/>Indica que devuelve el siguiente código </text:span></text:p>
      <text:p text:style-name="P2"><text:span text:style-name="Código_20_HTML"><text:span text:style-name="T40">oración="Como estamos hoy"</text:span></text:span></text:p>
      <text:p text:style-name="P2"><text:span text:style-name="Código_20_HTML"><text:span text:style-name="T40">listapalabras = oración. Split (“;”)</text:span></text:span></text:p>
      <text:p text:style-name="P2"><text:span text:style-name="Código_20_HTML"><text:span text:style-name="T40">print (listapalabras)</text:span></text:span></text:p>
      <text:p text:style-name="P1"/>
      <text:p text:style-name="P8"><text:span text:style-name="T30">a) comoestamoshoy</text:span></text:p>
      <text:p text:style-name="P8"><text:span text:style-name="T30">b) Como; estamos; hoy</text:span></text:p>
      <text:p text:style-name="P8"><text:span text:style-name="T30">c) Como estamos hoy</text:span></text:p>
      <text:p text:style-name="P19">d) Ninguna de las anteriores</text:p>
      <text:p text:style-name="P28"/>
      <text:p text:style-name="Normal_20__28_Web_29_"><text:span text:style-name="T5">Pregunta 12.</text:span><text:span text:style-name="T9"> </text:span><text:span text:style-name="T10">Que nos devuelve el siguiente código</text:span></text:p>
      <text:p text:style-name="P6"><text:span text:style-name="T23">lista= [0 1 2 3 4 5 6 7 8 9]</text:span></text:p>
      <text:p text:style-name="P7">lista_nueva=map(lista,lambdax:x*2)</text:p>
      <text:p text:style-name="P7"><text:soft-page-break/>print (lista_nueva)</text:p>
      <text:p text:style-name="P1"/>
      <text:p text:style-name="P18"/>
      <text:p text:style-name="P8"><text:span text:style-name="T30">a) devuelve </text:span><text:span text:style-name="T18">0 1 2 3 4 5 6 7 8 9</text:span></text:p>
      <text:p text:style-name="P8"><text:span text:style-name="T30">b) devuelve 0 2 4 6 10 12 14 16 18</text:span></text:p>
      <text:p text:style-name="P8"><text:span text:style-name="T30">c) devuelve la suma de los valores </text:span></text:p>
      <text:p text:style-name="P21"><text:span text:style-name="T30">d) ninguna de las anteriores</text:span></text:p>
      <text:p text:style-name="Standard"><text:span text:style-name="T33"/></text:p>
      <text:p text:style-name="Standard"><text:span text:style-name="T33"/></text:p>
      <text:p text:style-name="Standard"><text:span text:style-name="T4">Pregunta 13.</text:span><text:span text:style-name="T9"> Que estamos definiendo en SGE:”</text:span><text:span text:style-name="T35"> Trata sobre los sistemas de información para la planificación de los recursos de una empresa”</text:span></text:p>
      <text:p text:style-name="P3"/>
      <text:p text:style-name="P21"><text:span text:style-name="T30">a) SGE</text:span></text:p>
      <text:p text:style-name="P21"><text:span text:style-name="T30">b) ERP</text:span></text:p>
      <text:p text:style-name="P8"><text:span text:style-name="T30">c) POSTGRES</text:span></text:p>
      <text:p text:style-name="P8"><text:span text:style-name="T30">d) Todas las anteriores </text:span></text:p>
      <text:p text:style-name="P27"/>
      <text:p text:style-name="P4">Pregunta 14</text:p>
      <text:p text:style-name="P2"><text:span text:style-name="T5">A=</text:span><text:span text:style-name="T7"> [0, 1, 2, 3, 4, 5, 6, 7, 8, 9, 10, 11, 12, 13, 14, 15, 16, 17, 18, 19]</text:span></text:p>
      <text:p text:style-name="P2"><text:span text:style-name="T7">for índice, ítem in enumerate(a):</text:span></text:p>
      <text:p text:style-name="P2"><text:span text:style-name="T7">print "Elemento %d: %s." % (indice, str(ítem))</text:span></text:p>
      <text:p text:style-name="P5"><text:s/></text:p>
      <text:p text:style-name="P8"><text:span text:style-name="T30">a) Nos lista los valores 0</text:span><text:span text:style-name="T7">, 1, 2, 3, 4, 5, 6, 7, 8, 9, 10, 11, 12, 13, 14, 15, 16, 17, 18, 19</text:span></text:p>
      <text:p text:style-name="P8"><text:span text:style-name="T30">b) Nos lista los valores 0</text:span><text:span text:style-name="T7">, 1, 2, 3, 4, 5, 6, 7, 8, 9, </text:span></text:p>
      <text:p text:style-name="P21"><text:span text:style-name="T30">c) Nos lista los valores 11</text:span><text:span text:style-name="T7">, 12, 13, 14, 15, 16, 17, 18, 19</text:span></text:p>
      <text:p text:style-name="P17">d) Ninguna de las anterior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, 'MS Gothic'" style:font-family-generic="modern"/>
    <style:font-face style:name="Lohit Hindi" svg:font-family="'Lohit Hindi'" style:font-family-generic="modern"/>
    <style:font-face style:name="LiberationSerif-Regular" svg:font-family="LiberationSerif-Regular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Encabezado3" style:next-style-name="Subtitle" style:class="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Etiqueta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Subtitle" style:family="paragraph" style:parent-style-name="Encabezado3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Predeterminado_7e_LT_7e_Untertitel" style:display-name="Predeterminado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Predeterminado_7e_LT_7e_Notizen" style:display-name="Predeterminado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redeterminado_7e_LT_7e_Hintergrundobjekte" style:display-name="Predeterminado~LT~Hintergrundobjekte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roid Sans Fallback" fo:font-family="'Droid Sans Fallback'" style:font-family-generic="modern" fo:font-size="18pt" fo:language="es" fo:country="ES" style:font-name-asian="Droid Sans Fallback" style:font-family-asian="'Droid Sans Fallback'" style:font-family-generic-asian="modern" style:font-size-asian="18pt" style:font-name-complex="Droid Sans Fallback" style:font-family-complex="'Droid Sans Fallback'" style:font-family-generic-complex="modern" style:font-size-complex="18pt" style:language-complex="hi" style:country-complex="IN" fo:hyphenate="false" fo:hyphenation-remain-char-count="2" fo:hyphenation-push-char-count="2"/>
    </style:style>
    <style:style style:name="Predeterminado_7e_LT_7e_Hintergrund" style:display-name="Predeterminado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style:line-height-at-least="0.353cm" fo:orphans="0" fo:widows="0" fo:hyphenation-ladder-count="no-limit" style:text-autospace="none"/>
      <style:text-properties style:use-window-font-color="true" style:font-name="DejaVu Sans" fo:font-family="'DejaVu Sans'" style:font-family-generic="swiss" style:font-pitch="variable" fo:font-size="18pt" fo:language="es" fo:country="ES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 style:language-complex="hi" style:country-complex="IN" fo:hyphenate="false" fo:hyphenation-remain-char-count="2" fo:hyphenation-push-char-count="2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Objetos_20_de_20_fondo" style:display-name="Objetos de fondo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roid Sans Fallback" fo:font-family="'Droid Sans Fallback'" style:font-family-generic="modern" fo:font-size="18pt" fo:language="es" fo:country="ES" style:font-name-asian="Droid Sans Fallback" style:font-family-asian="'Droid Sans Fallback'" style:font-family-generic-asian="modern" style:font-size-asian="18pt" style:font-name-complex="Droid Sans Fallback" style:font-family-complex="'Droid Sans Fallback'" style:font-family-generic-complex="modern" style:font-size-complex="18pt" style:language-complex="hi" style:country-complex="IN" fo:hyphenate="false" fo:hyphenation-remain-char-count="2" fo:hyphenation-push-char-count="2"/>
    </style:style>
    <style:style style:name="Fondo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quema_20_1" style:display-name="Esquema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Esquema_20_2" style:display-name="Esquema 2" style:family="paragraph" style:parent-style-name="Esquema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1_7e_LT_7e_Gliederung_20_2" style:display-name="Título1~LT~Gliederung 2" style:family="paragraph" style:parent-style-name="Título1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Título1_7e_LT_7e_Gliederung_20_3" style:display-name="Título1~LT~Gliederung 3" style:family="paragraph" style:parent-style-name="Título1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letter-kerning="true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Título1_7e_LT_7e_Untertitel" style:display-name="Título1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1_7e_LT_7e_Notizen" style:display-name="Título1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1_7e_LT_7e_Hintergrundobjekte" style:display-name="Título1~LT~Hintergrundobjekte" style:family="paragraph">
      <style:paragraph-properties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1_7e_LT_7e_Hintergrund" style:display-name="Título1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2_7e_LT_7e_Gliederung_20_1" style:display-name="Título2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2_7e_LT_7e_Gliederung_20_2" style:display-name="Título2~LT~Gliederung 2" style:family="paragraph" style:parent-style-name="Título2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Título2_7e_LT_7e_Gliederung_20_3" style:display-name="Título2~LT~Gliederung 3" style:family="paragraph" style:parent-style-name="Título2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2_7e_LT_7e_Gliederung_20_4" style:display-name="Título2~LT~Gliederung 4" style:family="paragraph" style:parent-style-name="Título2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letter-kerning="true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Título2_7e_LT_7e_Untertitel" style:display-name="Título2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2_7e_LT_7e_Notizen" style:display-name="Título2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2_7e_LT_7e_Hintergrundobjekte" style:display-name="Título2~LT~Hintergrundobjekte" style:family="paragraph">
      <style:paragraph-properties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2_7e_LT_7e_Hintergrund" style:display-name="Título2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3_7e_LT_7e_Gliederung_20_1" style:display-name="Título3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3_7e_LT_7e_Gliederung_20_2" style:display-name="Título3~LT~Gliederung 2" style:family="paragraph" style:parent-style-name="Título3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Título3_7e_LT_7e_Gliederung_20_3" style:display-name="Título3~LT~Gliederung 3" style:family="paragraph" style:parent-style-name="Título3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3_7e_LT_7e_Gliederung_20_4" style:display-name="Título3~LT~Gliederung 4" style:family="paragraph" style:parent-style-name="Título3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letter-kerning="true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Título3_7e_LT_7e_Untertitel" style:display-name="Título3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3_7e_LT_7e_Notizen" style:display-name="Título3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3_7e_LT_7e_Hintergrundobjekte" style:display-name="Título3~LT~Hintergrundobjekte" style:family="paragraph">
      <style:paragraph-properties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3_7e_LT_7e_Hintergrund" style:display-name="Título3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4_7e_LT_7e_Gliederung_20_1" style:display-name="Título4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4_7e_LT_7e_Gliederung_20_2" style:display-name="Título4~LT~Gliederung 2" style:family="paragraph" style:parent-style-name="Título4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Título4_7e_LT_7e_Gliederung_20_3" style:display-name="Título4~LT~Gliederung 3" style:family="paragraph" style:parent-style-name="Título4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4_7e_LT_7e_Gliederung_20_4" style:display-name="Título4~LT~Gliederung 4" style:family="paragraph" style:parent-style-name="Título4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4_7e_LT_7e_Gliederung_20_5" style:display-name="Título4~LT~Gliederung 5" style:family="paragraph" style:parent-style-name="Título4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4_7e_LT_7e_Gliederung_20_6" style:display-name="Título4~LT~Gliederung 6" style:family="paragraph" style:parent-style-name="Título4_7e_LT_7e_Gliederung_20_5"/>
    <style:style style:name="Título4_7e_LT_7e_Gliederung_20_7" style:display-name="Título4~LT~Gliederung 7" style:family="paragraph" style:parent-style-name="Título4_7e_LT_7e_Gliederung_20_6"/>
    <style:style style:name="Título4_7e_LT_7e_Gliederung_20_8" style:display-name="Título4~LT~Gliederung 8" style:family="paragraph" style:parent-style-name="Título4_7e_LT_7e_Gliederung_20_7"/>
    <style:style style:name="Título4_7e_LT_7e_Gliederung_20_9" style:display-name="Título4~LT~Gliederung 9" style:family="paragraph" style:parent-style-name="Título4_7e_LT_7e_Gliederung_20_8"/>
    <style:style style:name="Título4_7e_LT_7e_Titel" style:display-name="Título4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letter-kerning="true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Título4_7e_LT_7e_Untertitel" style:display-name="Título4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4_7e_LT_7e_Notizen" style:display-name="Título4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4_7e_LT_7e_Hintergrundobjekte" style:display-name="Título4~LT~Hintergrundobjekte" style:family="paragraph">
      <style:paragraph-properties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4_7e_LT_7e_Hintergrund" style:display-name="Título4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5_7e_LT_7e_Gliederung_20_1" style:display-name="Título5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5_7e_LT_7e_Gliederung_20_2" style:display-name="Título5~LT~Gliederung 2" style:family="paragraph" style:parent-style-name="Título5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Título5_7e_LT_7e_Gliederung_20_3" style:display-name="Título5~LT~Gliederung 3" style:family="paragraph" style:parent-style-name="Título5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5_7e_LT_7e_Gliederung_20_4" style:display-name="Título5~LT~Gliederung 4" style:family="paragraph" style:parent-style-name="Título5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5_7e_LT_7e_Gliederung_20_5" style:display-name="Título5~LT~Gliederung 5" style:family="paragraph" style:parent-style-name="Título5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5_7e_LT_7e_Gliederung_20_6" style:display-name="Título5~LT~Gliederung 6" style:family="paragraph" style:parent-style-name="Título5_7e_LT_7e_Gliederung_20_5"/>
    <style:style style:name="Título5_7e_LT_7e_Gliederung_20_7" style:display-name="Título5~LT~Gliederung 7" style:family="paragraph" style:parent-style-name="Título5_7e_LT_7e_Gliederung_20_6"/>
    <style:style style:name="Título5_7e_LT_7e_Gliederung_20_8" style:display-name="Título5~LT~Gliederung 8" style:family="paragraph" style:parent-style-name="Título5_7e_LT_7e_Gliederung_20_7"/>
    <style:style style:name="Título5_7e_LT_7e_Gliederung_20_9" style:display-name="Título5~LT~Gliederung 9" style:family="paragraph" style:parent-style-name="Título5_7e_LT_7e_Gliederung_20_8"/>
    <style:style style:name="Título5_7e_LT_7e_Titel" style:display-name="Título5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letter-kerning="true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Título5_7e_LT_7e_Untertitel" style:display-name="Título5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5_7e_LT_7e_Notizen" style:display-name="Título5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5_7e_LT_7e_Hintergrundobjekte" style:display-name="Título5~LT~Hintergrundobjekte" style:family="paragraph">
      <style:paragraph-properties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5_7e_LT_7e_Hintergrund" style:display-name="Título5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6_7e_LT_7e_Gliederung_20_1" style:display-name="Título6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6_7e_LT_7e_Gliederung_20_2" style:display-name="Título6~LT~Gliederung 2" style:family="paragraph" style:parent-style-name="Título6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Título6_7e_LT_7e_Gliederung_20_3" style:display-name="Título6~LT~Gliederung 3" style:family="paragraph" style:parent-style-name="Título6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6_7e_LT_7e_Gliederung_20_4" style:display-name="Título6~LT~Gliederung 4" style:family="paragraph" style:parent-style-name="Título6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6_7e_LT_7e_Gliederung_20_5" style:display-name="Título6~LT~Gliederung 5" style:family="paragraph" style:parent-style-name="Título6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6_7e_LT_7e_Gliederung_20_6" style:display-name="Título6~LT~Gliederung 6" style:family="paragraph" style:parent-style-name="Título6_7e_LT_7e_Gliederung_20_5"/>
    <style:style style:name="Título6_7e_LT_7e_Gliederung_20_7" style:display-name="Título6~LT~Gliederung 7" style:family="paragraph" style:parent-style-name="Título6_7e_LT_7e_Gliederung_20_6"/>
    <style:style style:name="Título6_7e_LT_7e_Gliederung_20_8" style:display-name="Título6~LT~Gliederung 8" style:family="paragraph" style:parent-style-name="Título6_7e_LT_7e_Gliederung_20_7"/>
    <style:style style:name="Título6_7e_LT_7e_Gliederung_20_9" style:display-name="Título6~LT~Gliederung 9" style:family="paragraph" style:parent-style-name="Título6_7e_LT_7e_Gliederung_20_8"/>
    <style:style style:name="Título6_7e_LT_7e_Titel" style:display-name="Título6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letter-kerning="true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Título6_7e_LT_7e_Untertitel" style:display-name="Título6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6_7e_LT_7e_Notizen" style:display-name="Título6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6_7e_LT_7e_Hintergrundobjekte" style:display-name="Título6~LT~Hintergrundobjekte" style:family="paragraph">
      <style:paragraph-properties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6_7e_LT_7e_Hintergrund" style:display-name="Título6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true" fo:hyphenation-remain-char-count="2" fo:hyphenation-push-char-count="2"/>
    </style:style>
    <style:style style:name="HTML_20_con_20_formato_20_previo" style:display-name="HTML con formato previo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 fo:hyphenate="true" fo:hyphenation-remain-char-count="2" fo:hyphenation-push-char-count="2"/>
    </style:style>
    <style:style style:name="WW8Num1z0" style:family="text">
      <style:text-properties fo:color="#000000" fo:font-size="9pt" style:font-size-asian="9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9pt" style:font-name-asian="LiberationSerif-Regular" style:font-family-asian="LiberationSerif-Regular" style:font-family-generic-asian="roman" style:font-size-asian="9pt" style:font-name-complex="LiberationSerif-Regular" style:font-family-complex="LiberationSerif-Regular" style:font-family-generic-complex="roman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Fuente_20_de_20_párrafo_20_predeter.1" style:display-name="Fuente de párrafo predeter.1" style:family="text"/>
    <style:style style:name="Carácter_20_de_20_numeración" style:display-name="Carácter de numeració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fuente" style:display-name="Texto fuente" style:family="text">
      <style:text-properties style:font-name="Droid Sans Mono" fo:font-family="'Droid Sans Mono', 'MS Gothic'" style:font-family-generic="modern" style:font-name-asian="Droid Sans Fallback" style:font-family-asian="'Droid Sans Fallback'" style:font-family-generic-asian="modern" style:font-name-complex="Lohit Hindi" style:font-family-complex="'Lohit Hindi'" style:font-family-generic-complex="modern"/>
    </style:style>
    <style:style style:name="Código_20_HTML" style:display-name="Código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HTML_20_con_20_formato_20_previo_20_Car" style:display-name="HTML con formato previo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9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7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71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8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52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9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0pt" fo:font-style="italic" style:font-size-asian="10pt" style:font-style-asian="italic" style:font-size-complex="10pt"/>
    </style:style>
    <style:style style:name="MT1" style:family="text">
      <style:text-properties fo:color="#0000ff"/>
    </style:style>
    <style:style style:name="MT2" style:family="text">
      <style:text-properties fo:font-size="14pt" fo:font-weight="bold" style:font-name-asian="Arial" style:font-size-asian="14pt" style:font-weight-asian="bold" style:font-size-complex="14pt"/>
    </style:style>
    <style:style style:name="MT3" style:family="text">
      <style:text-properties fo:font-size="14pt" fo:font-weight="bold" style:font-size-asian="14pt" style:font-weight-asian="bold" style:font-size-complex="14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5cm" fo:margin-bottom="2.499cm" fo:margin-left="3cm" fo:margin-right="4.49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68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<draw:frame draw:style-name="Mfr1" draw:name="Imagen1" text:anchor-type="as-char" svg:width="2.231cm" svg:height="1.956cm" draw:z-index="2"><draw:image xlink:href="Pictures/1002436C000016970000186B3150B9D20B82A469.emf" xlink:type="simple" xlink:show="embed" xlink:actuate="onLoad" loext:mime-type="image/x-emf"/><draw:image xlink:href="Pictures/10000201000000DB000000ECA5D6C6BAEE7475AD.png" xlink:type="simple" xlink:show="embed" xlink:actuate="onLoad" loext:mime-type="image/png"/></draw:frame></text:span><text:span text:style-name="MT2"><text:s text:c="15"/></text:span><text:span text:style-name="MT3">AUTOEVALUACION</text:span></text:p>
        <text:p text:style-name="MP1">Centro Afuera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ICLO FORMATIVO GRADO MEDIO:  TÉCNICO EN SISTEMAS MICROINFORMÁTICOS Y REDES</dc:title>
    <dc:subject/>
    <meta:keyword/>
    <meta:initial-creator>Alumno</meta:initial-creator>
    <meta:creation-date>2017-11-27T15:53:00</meta:creation-date>
    <dc:date>2018-11-19T20:01:04.582000000</dc:date>
    <meta:print-date>2012-09-28T11:29:00</meta:print-date>
    <meta:editing-cycles>4</meta:editing-cycles>
    <meta:editing-duration>PT26M58S</meta:editing-duration>
    <meta:document-statistic meta:table-count="0" meta:image-count="1" meta:object-count="0" meta:page-count="3" meta:paragraph-count="94" meta:word-count="549" meta:character-count="3433" meta:non-whitespace-character-count="2652"/>
    <meta:generator>LibreOffice/6.1.0.3$Windows_X86_64 LibreOffice_project/efb621ed25068d70781dc026f7e9c5187a4decd1</meta:generator>
  </office:meta>
</office:document-meta>
</file>